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P3" style:parent-style-name="Heading_202" style:family="paragraph">
      <style:text-properties fo:color="#000000"/>
    </style:style>
    <style:style style:name="T1" style:parent-style-name="Heading_202" style:family="text"/>
    <style:style style:name="P4" style:parent-style-name="Text_20body" style:default-outline-level="2" style:family="paragraph">
      <style:text-properties fo:color="#000000" fo:font-style="italic" fo:font-weight="bold"/>
    </style:style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  <text:list-style style:name="Outline2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  <text:list-style style:name="Outline3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2T09:00:00</dc:date>
          </delta:change-info>
        </delta:change-transaction>
      </delta:tracked-changes>
      <text:h text:outline-level="1" text:style-name="P1">Different Element Merge</text:h>
      <text:p text:style-name="P2">In this example, the following heading and paragraph will be merged together by deleting the text in between square brackets to leave a heading. No other changes will be made.</text:p>
      <text:h text:style-name="P3" text:outline-level="2">This will remain. [<delta:merge delta:removal-change-idref="D"><delta:leading-partial-content><text:span text:style-name="T1">This will be deleted.</text:span></delta:leading-partial-content><delta:intermediate-content/><delta:trailing-partial-content><text:h text:style-name="P4" text:outline-level="2">This will also be deleted.</text:h></delta:trailing-partial-content></delta:merge>] And this will remain.</text:h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Heading_202" style:default-outline-level="2" style:display-name="Heading 2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font-style="italic" fo:font-weight="bold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4T17:33:44</dc:date>
    <meta:creation-date>2010-06-22T09:24:27</meta:creation-date>
    <dc:creator>Tristan Mitchell</dc:creator>
  </office:meta>
</office:document-meta>
</file>